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ill Sans MT" svg:font-family="Gill Sans MT" style:font-family-generic="swiss" style:font-pitch="variable" svg:panose-1="2 11 5 2 2 1 4 2 2 3"/>
    <style:font-face style:name="Gill Sans" svg:font-family="Gill Sans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Gill Sans MT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7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Gill Sans MT"/>
      </text:list-level-style-bullet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4pt" style:font-size-asian="14pt" style:font-size-complex="14pt"/>
    </style:style>
    <style:style style:name="P80" style:parent-style-name="Normal" style:family="paragraph">
      <style:paragraph-properties fo:text-align="justify" fo:margin-bottom="0in" fo:line-height="100%"/>
    </style:style>
    <style:style style:name="T81" style:parent-style-name="Fuentedepárrafopredeter." style:family="text">
      <style:text-properties style:font-name="Gill Sans MT" style:font-name-complex="Arial" fo:font-weight="bold" style:font-weight-asian="bold" fo:font-size="14pt" style:font-size-asian="14pt" style:font-size-complex="14pt"/>
    </style:style>
    <style:style style:name="P82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4pt" style:font-size-asian="14pt" style:font-size-complex="14pt"/>
    </style:style>
    <style:style style:name="P83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84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85" style:parent-style-name="Normal" style:family="paragraph">
      <style:paragraph-properties fo:text-align="justify" fo:margin-bottom="0in" fo:line-height="100%"/>
      <style:text-properties style:font-name="Gill Sans MT" style:font-name-complex="Arial" style:font-weight-complex="bold" fo:font-size="12pt" style:font-size-asian="12pt" style:font-size-complex="12pt"/>
    </style:style>
    <style:style style:name="P86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</style:style>
    <style:style style:name="T87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T88" style:parent-style-name="Fuentedepárrafopredeter." style:family="text">
      <style:text-properties style:font-name="Gill Sans MT" style:font-name-complex="Gill Sans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P90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1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3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4" style:parent-style-name="Normal" style:family="paragraph">
      <style:text-properties style:font-name="Gill Sans MT" style:font-name-complex="Arial" fo:font-weight="bold" style:font-weight-asian="bold" fo:font-size="12pt" style:font-size-asian="12pt" style:font-size-complex="12pt"/>
    </style:style>
    <style:style style:name="P95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96" style:parent-style-name="Párrafodelista" style:list-style-name="LFO15" style:family="paragraph">
      <style:paragraph-properties fo:text-align="justify" fo:margin-bottom="0in" fo:line-height="100%"/>
    </style:style>
    <style:style style:name="T97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98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99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00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01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02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03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P104" style:parent-style-name="Normal" style:family="paragraph">
      <style:paragraph-properties fo:text-align="justify" fo:margin-bottom="0in" fo:line-height="100%"/>
      <style:text-properties style:font-name="Gill Sans MT" style:font-name-complex="Courier New" fo:color="#000000" fo:font-size="12pt" style:font-size-asian="12pt" style:font-size-complex="12pt"/>
    </style:style>
    <style:style style:name="P105" style:parent-style-name="Normal" style:family="paragraph">
      <style:paragraph-properties fo:text-align="justify" fo:margin-bottom="0in" fo:line-height="100%"/>
      <style:text-properties style:font-name="Gill Sans MT" style:font-name-complex="Courier New" fo:color="#000000" fo:font-size="12pt" style:font-size-asian="12pt" style:font-size-complex="12pt"/>
    </style:style>
    <style:style style:name="P106" style:parent-style-name="Normal" style:family="paragraph">
      <style:paragraph-properties fo:text-align="justify" fo:margin-bottom="0in" fo:line-height="100%"/>
      <style:text-properties style:font-name="Gill Sans MT" style:font-name-complex="Courier New" fo:color="#000000" fo:font-size="12pt" style:font-size-asian="12pt" style:font-size-complex="12pt"/>
    </style:style>
    <style:style style:name="P107" style:parent-style-name="Normal" style:family="paragraph">
      <style:paragraph-properties fo:text-align="justify" fo:margin-bottom="0in" fo:line-height="100%"/>
      <style:text-properties style:font-name="Gill Sans MT" style:font-name-complex="Courier New" fo:color="#000000" fo:font-size="12pt" style:font-size-asian="12pt" style:font-size-complex="12pt"/>
    </style:style>
    <style:style style:name="P108" style:parent-style-name="Párrafodelista" style:list-style-name="LFO15" style:family="paragraph">
      <style:paragraph-properties fo:text-align="justify" fo:margin-bottom="0in" fo:line-height="100%"/>
    </style:style>
    <style:style style:name="T109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10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11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12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13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14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15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P116" style:parent-style-name="Normal" style:family="paragraph">
      <style:text-properties style:font-name="Gill Sans MT" style:font-name-complex="Arial" style:font-weight-complex="bold" fo:font-size="12pt" style:font-size-asian="12pt" style:font-size-complex="12pt"/>
    </style:style>
    <style:style style:name="P117" style:parent-style-name="Normal" style:family="paragraph">
      <style:text-properties style:font-name="Gill Sans MT" style:font-name-complex="Arial" style:font-weight-complex="bold" fo:font-size="12pt" style:font-size-asian="12pt" style:font-size-complex="12pt"/>
    </style:style>
    <style:style style:name="P118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19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20" style:parent-style-name="Normal" style:family="paragraph">
      <style:paragraph-properties fo:text-align="justify" fo:margin-bottom="0in" fo:line-height="100%"/>
      <style:text-properties style:font-name="Gill Sans MT" style:font-name-complex="Arial" style:font-weight-complex="bold" fo:font-size="12pt" style:font-size-asian="12pt" style:font-size-complex="12pt"/>
    </style:style>
    <style:style style:name="P121" style:parent-style-name="Párrafodelista" style:list-style-name="LFO16" style:family="paragraph">
      <style:paragraph-properties fo:text-align="justify" fo:margin-bottom="0in" fo:line-height="100%"/>
    </style:style>
    <style:style style:name="T122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P123" style:parent-style-name="Normal" style:family="paragraph">
      <style:paragraph-properties fo:margin-bottom="0in" fo:line-height="100%" fo:margin-left="0.4923in">
        <style:tab-stops/>
      </style:paragraph-properties>
      <style:text-properties style:font-name="Gill Sans MT" style:font-name-complex="Arial" fo:font-size="12pt" style:font-size-asian="12pt" style:font-size-complex="12pt"/>
    </style:style>
    <style:style style:name="P124" style:parent-style-name="Normal" style:family="paragraph">
      <style:paragraph-properties fo:margin-bottom="0in" fo:line-height="100%" fo:margin-left="0.4923in">
        <style:tab-stops/>
      </style:paragraph-properties>
      <style:text-properties style:font-name="Gill Sans MT" style:font-name-complex="Arial" fo:font-size="12pt" style:font-size-asian="12pt" style:font-size-complex="12pt"/>
    </style:style>
    <style:style style:name="P125" style:parent-style-name="Párrafodelista" style:list-style-name="LFO16" style:family="paragraph">
      <style:paragraph-properties fo:text-align="justify" fo:margin-bottom="0in" fo:line-height="100%"/>
    </style:style>
    <style:style style:name="T126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P127" style:parent-style-name="Normal" style:family="paragraph">
      <style:paragraph-properties fo:margin-bottom="0in" fo:line-height="100%" fo:margin-left="0.4923in">
        <style:tab-stops/>
      </style:paragraph-properties>
      <style:text-properties style:font-name="Gill Sans MT" style:font-name-complex="Arial" fo:font-size="12pt" style:font-size-asian="12pt" style:font-size-complex="12pt"/>
    </style:style>
    <style:style style:name="P128" style:parent-style-name="Normal" style:family="paragraph">
      <style:paragraph-properties fo:margin-bottom="0in" fo:line-height="100%" fo:margin-left="0.4923in">
        <style:tab-stops/>
      </style:paragraph-properties>
      <style:text-properties style:font-name="Gill Sans MT" style:font-name-complex="Arial" fo:font-size="12pt" style:font-size-asian="12pt" style:font-size-complex="12pt"/>
    </style:style>
    <style:style style:name="P129" style:parent-style-name="Párrafodelista" style:list-style-name="LFO16" style:family="paragraph">
      <style:paragraph-properties fo:text-align="justify" fo:margin-bottom="0in" fo:line-height="100%"/>
    </style:style>
    <style:style style:name="T130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31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P132" style:parent-style-name="Normal" style:family="paragraph">
      <style:paragraph-properties fo:text-align="justify" fo:margin-bottom="0in" fo:line-height="100%" fo:margin-left="0.4923in">
        <style:tab-stops/>
      </style:paragraph-properties>
      <style:text-properties style:font-name="Gill Sans MT" style:font-name-complex="Arial" style:font-weight-complex="bold" fo:font-size="12pt" style:font-size-asian="12pt" style:font-size-complex="12pt"/>
    </style:style>
    <style:style style:name="P133" style:parent-style-name="Normal" style:family="paragraph">
      <style:paragraph-properties fo:text-align="justify" fo:margin-bottom="0in" fo:line-height="100%" fo:margin-left="0.4923in">
        <style:tab-stops/>
      </style:paragraph-properties>
      <style:text-properties style:font-name="Gill Sans MT" style:font-name-complex="Arial" style:font-weight-complex="bold" fo:font-size="12pt" style:font-size-asian="12pt" style:font-size-complex="12pt"/>
    </style:style>
    <style:style style:name="P134" style:parent-style-name="Normal" style:family="paragraph">
      <style:paragraph-properties fo:text-align="justify" fo:margin-bottom="0in" fo:line-height="100%" fo:margin-left="0.4923in">
        <style:tab-stops/>
      </style:paragraph-properties>
      <style:text-properties style:font-name="Gill Sans MT" style:font-name-complex="Arial" style:font-weight-complex="bold" fo:font-size="12pt" style:font-size-asian="12pt" style:font-size-complex="12pt"/>
    </style:style>
    <style:style style:name="P135" style:parent-style-name="Normal" style:family="paragraph">
      <style:paragraph-properties fo:text-align="justify" fo:margin-bottom="0in" fo:line-height="100%" fo:margin-left="0.4923in">
        <style:tab-stops/>
      </style:paragraph-properties>
      <style:text-properties style:font-name="Gill Sans MT" style:font-name-complex="Arial" style:font-weight-complex="bold" fo:font-size="12pt" style:font-size-asian="12pt" style:font-size-complex="12pt"/>
    </style:style>
    <style:style style:name="P136" style:parent-style-name="Normal" style:family="paragraph">
      <style:paragraph-properties fo:break-before="page"/>
      <style:text-properties style:font-name="Gill Sans MT" style:font-name-complex="Arial" fo:font-weight="bold" style:font-weight-asian="bold" fo:font-size="14pt" style:font-size-asian="14pt" style:font-size-complex="14pt"/>
    </style:style>
    <style:style style:name="P137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38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39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40" style:parent-style-name="Párrafodelista" style:list-style-name="LFO19" style:family="paragraph">
      <style:paragraph-properties fo:text-align="justify" fo:margin-bottom="0in" fo:line-height="100%"/>
    </style:style>
    <style:style style:name="T141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T142" style:parent-style-name="Fuentedepárrafopredeter." style:family="text">
      <style:text-properties style:font-name="Gill Sans MT" style:font-name-complex="Gill Sans" fo:color="#000000" fo:font-size="12pt" style:font-size-asian="12pt" style:font-size-complex="12pt" style:language-asian="es" style:country-asian="ES"/>
    </style:style>
    <style:style style:name="P143" style:parent-style-name="Normal" style:family="paragraph">
      <style:paragraph-properties fo:text-align="justify" fo:margin-bottom="0in" fo:line-height="100%" fo:margin-left="0.4923in">
        <style:tab-stops/>
      </style:paragraph-properties>
      <style:text-properties style:font-name="Gill Sans MT" style:font-name-complex="Arial" style:font-weight-complex="bold" fo:font-size="12pt" style:font-size-asian="12pt" style:font-size-complex="12pt"/>
    </style:style>
    <style:style style:name="P144" style:parent-style-name="Normal" style:family="paragraph">
      <style:paragraph-properties fo:text-align="justify" fo:margin-bottom="0in" fo:line-height="100%" fo:margin-left="0.4923in">
        <style:tab-stops/>
      </style:paragraph-properties>
      <style:text-properties style:font-name="Gill Sans MT" style:font-name-complex="Arial" style:font-weight-complex="bold" fo:font-size="12pt" style:font-size-asian="12pt" style:font-size-complex="12pt"/>
    </style:style>
    <style:style style:name="P145" style:parent-style-name="Párrafodelista" style:list-style-name="LFO19" style:family="paragraph">
      <style:paragraph-properties fo:text-align="justify"/>
    </style:style>
    <style:style style:name="T146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T147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T148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T149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T150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P151" style:parent-style-name="Párrafodelista" style:family="paragraph">
      <style:paragraph-properties fo:text-align="justify"/>
      <style:text-properties style:font-name="Gill Sans MT" style:font-name-complex="Gill Sans" fo:color="#000000" fo:font-size="12pt" style:font-size-asian="12pt" style:font-size-complex="12pt"/>
    </style:style>
    <style:style style:name="P152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53" style:parent-style-name="Párrafodelista" style:list-style-name="LFO19" style:family="paragraph">
      <style:paragraph-properties fo:text-align="justify"/>
    </style:style>
    <style:style style:name="T154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T155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T156" style:parent-style-name="Fuentedepárrafopredeter." style:family="text">
      <style:text-properties style:font-name="Gill Sans MT" style:font-name-complex="Gill Sans" fo:color="#000000" fo:font-size="12pt" style:font-size-asian="12pt" style:font-size-complex="12pt"/>
    </style:style>
    <style:style style:name="P157" style:parent-style-name="Párrafodelista" style:family="paragraph">
      <style:paragraph-properties fo:text-align="justify"/>
      <style:text-properties style:font-name="Gill Sans MT" style:font-name-complex="Gill Sans" fo:color="#000000" fo:font-size="12pt" style:font-size-asian="12pt" style:font-size-complex="12pt"/>
    </style:style>
    <style:style style:name="P158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</office:automatic-styles>
  <office:body>
    <office:text text:use-soft-page-breaks="true">
      <text:p text:style-name="P1"/>
      <text:p text:style-name="P80"><text:span text:style-name="T81">APELLIDOS Y NOMBRE:<text:s/></text:span></text:p>
      <text:p text:style-name="P82"/>
      <text:p text:style-name="P83"/>
      <text:p text:style-name="P84">EJERCICIO 1. DTD</text:p>
      <text:p text:style-name="P85"/>
      <text:p text:style-name="P86"><text:span text:style-name="T87">Escribir el DTD asociado al siguiente documento XML. Añade<text:s/></text:span><text:span text:style-name="T88">comentarios en cada línea</text:span><text:span text:style-name="T89"><text:s/>indicando qué hace o para qué sirve.</text:span></text:p>
      <text:p text:style-name="P90"/>
      <text:p text:style-name="P91"/>
      <text:p text:style-name="P92"/>
      <text:p text:style-name="P93"/>
      <text:p text:style-name="P94">EJERCICIO 2.<text:s/>ESQUEMA XML</text:p>
      <text:p text:style-name="P95"/>
      <text:list text:style-name="LFO15" text:continue-numbering="true">
        <text:list-item>
          <text:p text:style-name="P96"><text:span text:style-name="T97">Escribir el Esquema XML que valide cualquier fichero XML construido según las siguientes especificaciones: Se desea crear un XM</text:span><text:span text:style-name="T98">L con un nodo raíz “cuadros” que tiene un atributo de nombre “id” y varios nodos hijo “cuadro”. Cada<text:s/></text:span><text:span text:style-name="T99">“</text:span><text:span text:style-name="T100">cuadro</text:span><text:span text:style-name="T101">”</text:span><text:span text:style-name="T102"><text:s/>almacena el nombre de un cuadro</text:span><text:span text:style-name="T103">.</text:span></text:p>
        </text:list-item>
      </text:list>
      <text:p text:style-name="P104"/>
      <text:p text:style-name="P105"/>
      <text:p text:style-name="P106"/>
      <text:p text:style-name="P107"/>
      <text:list text:style-name="LFO15" text:continue-numbering="true">
        <text:list-item>
          <text:p text:style-name="P108"><text:span text:style-name="T109">Escribir el Esquema XML que valide cualquier fichero XML construido según las siguientes especificaciones: Se desea crear un XML con un nodo raíz “</text:span><text:span text:style-name="T110">bombero</text:span><text:span text:style-name="T111">” que tiene un<text:s/></text:span><text:span text:style-name="T112">nodo hijo que puede ser<text:s/></text:span><text:span text:style-name="T113">“oficial” o “auxiliar”</text:span><text:span text:style-name="T114">.</text:span><text:span text:style-name="T115"><text:s/>Ambos nodos “oficial” y “auxiliar” son vacíos y sin atributos.</text:span></text:p>
        </text:list-item>
      </text:list>
      <text:p text:style-name="P116"/>
      <text:p text:style-name="P117"/>
      <text:p text:style-name="P118">EJERCICIO 3.<text:s/>XSLT</text:p>
      <text:p text:style-name="P119"/>
      <text:p text:style-name="P120"/>
      <text:list text:style-name="LFO16" text:continue-numbering="true">
        <text:list-item>
          <text:p text:style-name="P121"><text:span text:style-name="T122">Extrae todos los títulos de los libros. Cada uno debe ir dentro de una etiqueta “titulo” y tener como nodo raíz a “titulos”.<text:s/></text:span></text:p>
        </text:list-item>
      </text:list>
      <text:p text:style-name="P123"/>
      <text:p text:style-name="P124"/>
      <text:list text:style-name="LFO16" text:continue-numbering="true">
        <text:list-item>
          <text:p text:style-name="P125"><text:span text:style-name="T126">Extrae el año de publicación de todos los libros de la editorial Wiley entre etiquetas de párrafo HTML.</text:span></text:p>
        </text:list-item>
      </text:list>
      <text:p text:style-name="P127"/>
      <text:p text:style-name="P128"/>
      <text:list text:style-name="LFO16" text:continue-numbering="true">
        <text:list-item>
          <text:p text:style-name="P129"><text:span text:style-name="T130">Para cada libro, extraer en forma de lista HTML su título y el nombre y apellidos de su autor</text:span><text:span text:style-name="T131">.</text:span></text:p>
        </text:list-item>
      </text:list>
      <text:p text:style-name="P132"/>
      <text:p text:style-name="P133"/>
      <text:p text:style-name="P134"/>
      <text:p text:style-name="P135"/>
      <text:p text:style-name="P136"/>
      <text:p text:style-name="P137"/>
      <text:p text:style-name="P138">EJERCICIO 4. XQUERY</text:p>
      <text:p text:style-name="P139"/>
      <text:list text:style-name="LFO19" text:continue-numbering="true">
        <text:list-item>
          <text:p text:style-name="P140"><text:span text:style-name="T141">Extrae todos los préstamos entre etiquetas “prestamo” mostrando el título del libro prestado y el nombre y apellido del lector que lo ha tomado prestado entre etiquetas “lector”, todo ello ordenado por fecha de inicio del préstamo en orden descendente</text:span><text:span text:style-name="T142">.</text:span></text:p>
        </text:list-item>
      </text:list>
      <text:p text:style-name="P143"/>
      <text:p text:style-name="P144"/>
      <text:list text:style-name="LFO19" text:continue-numbering="true">
        <text:list-item>
          <text:p text:style-name="P145"><text:span text:style-name="T146">Extrae<text:s/></text:span><text:span text:style-name="T147">el título</text:span><text:span text:style-name="T148"><text:s/>y la editorial</text:span><text:span text:style-name="T149"><text:s/>de todos los libros prestados a Pepito Grillo</text:span><text:span text:style-name="T150">.<text:s/></text:span></text:p>
        </text:list-item>
      </text:list>
      <text:p text:style-name="P151"/>
      <text:p text:style-name="P152"/>
      <text:list text:style-name="LFO19" text:continue-numbering="true">
        <text:list-item>
          <text:p text:style-name="P153"><text:span text:style-name="T154">Extrae<text:s/></text:span><text:span text:style-name="T155">el título del libro con menor número de páginas (es obligatorio que este dato se calcule mediante funciones, no puede ser un dato fijo)</text:span><text:span text:style-name="T156">.</text:span></text:p>
        </text:list-item>
      </text:list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ill Sans MT" svg:font-family="Gill Sans MT" style:font-family-generic="swiss" style:font-pitch="variable" svg:panose-1="2 11 5 2 2 1 4 2 2 3"/>
    <style:font-face style:name="Gill Sans" svg:font-family="Gill Sans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úmerodepágina" style:display-name="Número de página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Times New Roman" style:language-asian="en" style:country-asian="US" fo:hyphenate="false"/>
    </style:style>
    <style:style style:name="Predeterminado" style:display-name="Predeterminado" style:family="paragraph">
      <style:paragraph-properties style:line-height-at-least="0.1916in">
        <style:tab-stops>
          <style:tab-stop style:type="left" style:position="0.4923in"/>
        </style:tab-stops>
      </style:paragraph-properties>
      <style:text-properties style:font-name="Calibri" style:font-name-asian="Calibri" style:font-name-complex="Times New Roman" fo:color="#00000A" style:language-asian="en" style:country-asian="US"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Gill Sans MT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Gill Sans MT" style:font-name-asian="Calibri" style:font-name-complex="Gill San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Gill Sans MT" style:font-name-asian="Calibri" style:font-name-complex="Gill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Gill Sans MT" style:font-name-asian="Calibri" style:font-name-complex="Gill San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Gill Sans MT" style:font-name-asian="Times New Roman" style:font-name-complex="Gill San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Gill Sans MT" style:font-name-asian="Times New Roman" style:font-name-complex="Gill Sans"/>
    </style:style>
    <style:style style:name="WW_CharLFO13LVL1" style:family="text">
      <style:text-properties style:font-name="Arial" style:font-name-asian="Calibri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rial" style:font-name-asian="Calibri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Gill Sans MT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7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Gill Sans MT"/>
      </text:list-level-style-bullet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361in" fo:margin-left="0.4722in" fo:margin-bottom="0.2361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center"/>
    </style:style>
    <style:style style:name="P3" style:parent-style-name="Piedepágina" style:family="paragraph">
      <style:paragraph-properties fo:border-top="0.0069in solid #000000" fo:border-left="none" fo:border-bottom="none" fo:border-right="none" fo:padding="0in" style:shadow="none" fo:margin-right="-0.0166in">
        <style:tab-stops>
          <style:tab-stop style:type="center" style:position="3.3472in"/>
          <style:tab-stop style:type="right" style:position="6.8909in"/>
        </style:tab-stops>
      </style:paragraph-properties>
    </style:style>
    <style:style style:name="T4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5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6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8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9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0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1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2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3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ableColumn15" style:family="table-column">
      <style:table-column-properties style:column-width="1.1486in"/>
    </style:style>
    <style:style style:name="TableColumn16" style:family="table-column">
      <style:table-column-properties style:column-width="0.6138in"/>
    </style:style>
    <style:style style:name="TableColumn17" style:family="table-column">
      <style:table-column-properties style:column-width="1.9805in"/>
    </style:style>
    <style:style style:name="TableColumn18" style:family="table-column">
      <style:table-column-properties style:column-width="0.6465in"/>
    </style:style>
    <style:style style:name="TableColumn19" style:family="table-column">
      <style:table-column-properties style:column-width="2.3965in"/>
    </style:style>
    <style:style style:name="TableColumn20" style:family="table-column">
      <style:table-column-properties style:column-width="1in"/>
    </style:style>
    <style:style style:name="Table14" style:family="table">
      <style:table-properties style:width="7.7861in" fo:margin-left="0in" table:align="center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Fuentedepárrafopredeter." style:family="text">
      <style:text-properties style:font-name="Arial" style:font-name-asian="Calibri" style:font-name-complex="Arial" fo:color="#00000A" fo:font-size="10pt" style:font-size-asian="10pt" style:font-size-complex="10pt"/>
    </style:style>
    <style:style style:name="TableCell25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26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27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28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2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Fuentedepárrafopredeter." style:family="text">
      <style:text-properties style:font-name="Gill Sans MT" style:font-name-asian="Calibri" style:font-name-complex="Arial" fo:font-size="12pt" style:font-size-asian="12pt" style:font-size-complex="12pt"/>
    </style:style>
    <style:style style:name="TableRow32" style:family="table-row">
      <style:table-row-properties/>
    </style:style>
    <style:style style:name="P33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34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35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36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37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P38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Row39" style:family="table-row">
      <style:table-row-properties/>
    </style:style>
    <style:style style:name="P40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41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2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43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4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45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6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47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8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P49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Row50" style:family="table-row">
      <style:table-row-properties/>
    </style:style>
    <style:style style:name="P51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52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53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54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55" style:parent-style-name="Normal" style:family="paragraph">
      <style:paragraph-properties fo:margin-bottom="0in" fo:line-height="100%"/>
    </style:style>
    <style:style style:name="T56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00000A" fo:font-size="10pt" style:font-size-asian="10pt" style:font-size-complex="10pt" style:language-asian="en" style:country-asian="US"/>
    </style:style>
    <style:style style:name="T57" style:parent-style-name="Fuentedepárrafopredeter." style:family="text"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58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59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60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61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P62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2.3583in"/>
        </style:tab-stops>
      </style:paragraph-properties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P66" style:parent-style-name="Párrafodelista" style:list-style-name="LFO13" style:family="paragraph">
      <style:paragraph-properties fo:text-align="justify" fo:margin-bottom="0in" fo:line-height="100%">
        <style:tab-stops>
          <style:tab-stop style:type="left" style:position="1.8583in"/>
        </style:tab-stops>
      </style:paragraph-properties>
      <style:text-properties style:font-name="Arial" style:font-name-complex="Arial" fo:color="#00000A" fo:font-size="10pt" style:font-size-asian="10pt" style:font-size-complex="10pt"/>
    </style:style>
    <style:style style:name="P67" style:parent-style-name="Párrafodelista" style:list-style-name="LFO13" style:family="paragraph">
      <style:paragraph-properties fo:text-align="justify" fo:margin-bottom="0in" fo:line-height="100%">
        <style:tab-stops>
          <style:tab-stop style:type="left" style:position="1.8583in"/>
        </style:tab-stops>
      </style:paragraph-properties>
      <style:text-properties style:font-name="Arial" style:font-name-complex="Arial" fo:color="#00000A" fo:font-size="10pt" style:font-size-asian="10pt" style:font-size-complex="10pt"/>
    </style:style>
    <style:style style:name="P68" style:parent-style-name="Encabezad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1972in" fo:margin-right="-0.1979in">
        <style:tab-stops>
          <style:tab-stop style:type="center" style:position="3.15in"/>
          <style:tab-stop style:type="right" style:position="6.497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69" style:parent-style-name="Piedepágina" style:family="paragraph">
      <style:paragraph-properties fo:border-top="0.0069in solid #000000" fo:border-left="none" fo:border-bottom="none" fo:border-right="none" fo:padding="0in" style:shadow="none" fo:margin-right="-0.0166in">
        <style:tab-stops>
          <style:tab-stop style:type="center" style:position="3.3472in"/>
          <style:tab-stop style:type="right" style:position="6.8909in"/>
        </style:tab-stops>
      </style:paragraph-properties>
    </style:style>
    <style:style style:name="T70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1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2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3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4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5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6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7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8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9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Examen “</text:span><text:span text:style-name="T5">LMSGI</text:span><text:span text:style-name="T6">”</text:span><text:span text:style-name="T7"><text:tab/>Página<text:s/></text:span><text:span text:style-name="T8"><text:page-number text:fixed="false">3</text:page-number></text:span><text:span text:style-name="T9"><text:s/>de<text:s/></text:span><text:span text:style-name="T10"><text:page-count style:num-format="1">3</text:page-count></text:span><text:span text:style-name="T11"><text:tab/></text:span><text:span text:style-name="T12">Profesor:</text:span><text:span text:style-name="T13"><text:s/>Esteban Álvarez Otero</text:span></text:p>
      </style:footer>
    </style:master-page>
    <style:master-page style:next-style-name="MP0" style:name="MPF0" style:page-layout-name="PL0">
      <style:head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 table:number-rows-spanned="4">
              <text:p text:style-name="P23"><text:span text:style-name="T24"><draw:frame draw:style-name="a0" draw:name="3 Imagen" text:anchor-type="as-char" svg:x="0in" svg:y="0in" svg:width="1.12951in" svg:height="0.60428in" style:rel-width="scale" style:rel-height="scale"><draw:image xlink:href="media/image1.png" xlink:type="simple" xlink:show="embed" xlink:actuate="onLoad"/><svg:title/><svg:desc>Sin título.png</svg:desc></draw:frame></text:span></text:p>
            </table:table-cell>
            <table:table-cell table:style-name="TableCell25">
              <text:p text:style-name="P26">Curso</text:p>
            </table:table-cell>
            <table:table-cell table:style-name="TableCell27" table:number-columns-spanned="3">
              <text:p text:style-name="P28">DAM on-line</text:p>
            </table:table-cell>
            <table:covered-table-cell/>
            <table:covered-table-cell/>
            <table:table-cell table:style-name="TableCell29" table:number-rows-spanned="4">
              <text:p text:style-name="P30"><text:span text:style-name="T31"><draw:frame draw:style-name="a1" draw:name="Imagen 3" text:anchor-type="as-char" svg:x="0in" svg:y="0in" svg:width="0.74677in" svg:height="0.70642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  <table:table-row table:style-name="TableRow32">
            <table:covered-table-cell>
              <text:p text:style-name="P33"/>
            </table:covered-table-cell>
            <table:table-cell table:style-name="TableCell34">
              <text:p text:style-name="P35">Módulo</text:p>
            </table:table-cell>
            <table:table-cell table:style-name="TableCell36" table:number-columns-spanned="3">
              <text:p text:style-name="P37">LENGUAJES DE MARCAS Y SISTEMAS DE GESTIÓN DE LA INFORMACIÓN</text:p>
            </table:table-cell>
            <table:covered-table-cell/>
            <table:covered-table-cell/>
            <table:covered-table-cell>
              <text:p text:style-name="P38"/>
            </table:covered-table-cell>
          </table:table-row>
          <table:table-row table:style-name="TableRow39">
            <table:covered-table-cell>
              <text:p text:style-name="P40"/>
            </table:covered-table-cell>
            <table:table-cell table:style-name="TableCell41">
              <text:p text:style-name="P42">Fecha</text:p>
            </table:table-cell>
            <table:table-cell table:style-name="TableCell43">
              <text:p text:style-name="P44">10-06-2020</text:p>
            </table:table-cell>
            <table:table-cell table:style-name="TableCell45">
              <text:p text:style-name="P46">Duración</text:p>
            </table:table-cell>
            <table:table-cell table:style-name="TableCell47">
              <text:p text:style-name="P48">90 minutos</text:p>
            </table:table-cell>
            <table:covered-table-cell>
              <text:p text:style-name="P49"/>
            </table:covered-table-cell>
          </table:table-row>
          <table:table-row table:style-name="TableRow50">
            <table:covered-table-cell>
              <text:p text:style-name="P51"/>
            </table:covered-table-cell>
            <table:table-cell table:style-name="TableCell52">
              <text:p text:style-name="P53">Parcial</text:p>
            </table:table-cell>
            <table:table-cell table:style-name="TableCell54">
              <text:p text:style-name="P55"><text:span text:style-name="T56">2</text:span><text:span text:style-name="T57"><text:s/>(JUNIO)</text:span></text:p>
            </table:table-cell>
            <table:table-cell table:style-name="TableCell58">
              <text:p text:style-name="P59">Temas</text:p>
            </table:table-cell>
            <table:table-cell table:style-name="TableCell60">
              <text:p text:style-name="P61">4, 5 y 6</text:p>
            </table:table-cell>
            <table:covered-table-cell>
              <text:p text:style-name="P62"/>
            </table:covered-table-cell>
          </table:table-row>
          <table:table-row table:style-name="TableRow63">
            <table:table-cell table:style-name="TableCell64" table:number-columns-spanned="6">
              <text:p text:style-name="P65">Instrucciones</text:p>
              <text:list text:style-name="LFO13" text:continue-numbering="true">
                <text:list-item>
                  <text:p text:style-name="P66">Añade el código con la solución debajo de cada ejercicio.</text:p>
                </text:list-item>
                <text:list-item>
                  <text:p text:style-name="P67">Una vez finalizado, renombra el fichero con tu nombre y apellidos y súbelo a la plataforma en el apartado correspondiente.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8"/>
      </style:header>
      <style:footer>
        <text:p text:style-name="P69"><text:span text:style-name="T70">Examen “</text:span><text:span text:style-name="T71">LMSGI</text:span><text:span text:style-name="T72">”</text:span><text:span text:style-name="T73"><text:tab/>Página<text:s/></text:span><text:span text:style-name="T74"><text:page-number text:fixed="false">1</text:page-number></text:span><text:span text:style-name="T75"><text:s/>de<text:s/></text:span><text:span text:style-name="T76"><text:page-count style:num-format="1">3</text:page-count></text:span><text:span text:style-name="T77"><text:tab/></text:span><text:span text:style-name="T78">Profesor:</text:span><text:span text:style-name="T79"><text:s/>Esteban Álvar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ofesor</meta:initial-creator>
    <dc:creator>Esteban Álvarez Otero</dc:creator>
    <meta:creation-date>2020-05-25T11:48:00Z</meta:creation-date>
    <dc:date>2020-05-25T11:48:00Z</dc:date>
    <meta:print-date>2019-10-02T10:54:00Z</meta:print-date>
    <meta:template xlink:href="Normal.dotm" xlink:type="simple"/>
    <meta:editing-cycles>2</meta:editing-cycles>
    <meta:editing-duration>PT0S</meta:editing-duration>
    <meta:document-statistic meta:page-count="2" meta:paragraph-count="3" meta:word-count="247" meta:character-count="1607" meta:row-count="11" meta:non-whitespace-character-count="1363"/>
  </office:meta>
</office:document-meta>
</file>